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Vemana2000" svg:font-family="Vemana2000"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2.803cm" style:rel-column-width="9667*"/>
    </style:style>
    <style:style style:name="Table1.B" style:family="table-column">
      <style:table-column-properties style:column-width="2.17cm" style:rel-column-width="7483*"/>
    </style:style>
    <style:style style:name="Table1.C" style:family="table-column">
      <style:table-column-properties style:column-width="1.931cm" style:rel-column-width="6661*"/>
    </style:style>
    <style:style style:name="Table1.D" style:family="table-column">
      <style:table-column-properties style:column-width="2.595cm" style:rel-column-width="8949*"/>
    </style:style>
    <style:style style:name="Table1.E" style:family="table-column">
      <style:table-column-properties style:column-width="2.141cm" style:rel-column-width="7385*"/>
    </style:style>
    <style:style style:name="Table1.F" style:family="table-column">
      <style:table-column-properties style:column-width="1.96cm" style:rel-column-width="6759*"/>
    </style:style>
    <style:style style:name="Table1.G" style:family="table-column">
      <style:table-column-properties style:column-width="2.875cm" style:rel-column-width="9916*"/>
    </style:style>
    <style:style style:name="Table1.H" style:family="table-column">
      <style:table-column-properties style:column-width="2.526cm" style:rel-column-width="8715*"/>
    </style:style>
    <style:style style:name="Table1.1" style:family="table-row">
      <style:table-row-properties style:min-row-height="0.011cm"/>
    </style:style>
    <style:style style:name="Table1.A1" style:family="table-cell">
      <style:table-cell-properties fo:padding="0.049cm" fo:border-left="0.002cm solid #000000" fo:border-right="none" fo:border-top="0.002cm solid #000000" fo:border-bottom="0.002cm solid #000000"/>
    </style:style>
    <style:style style:name="Table1.G1" style:family="table-cell">
      <style:table-cell-properties fo:padding="0.049cm" fo:border="0.002cm solid #000000"/>
    </style:style>
    <style:style style:name="Table1.A2" style:family="table-cell">
      <style:table-cell-properties fo:padding="0.049cm" fo:border-left="0.002cm solid #000000" fo:border-right="0.002cm solid #000000" fo:border-top="none" fo:border-bottom="0.002cm solid #000000"/>
    </style:style>
    <style:style style:name="Table1.A3" style:family="table-cell">
      <style:table-cell-properties fo:padding="0.049cm" fo:border-left="0.002cm solid #000000" fo:border-right="none" fo:border-top="none" fo:border-bottom="0.002cm solid #000000"/>
    </style:style>
    <style:style style:name="Table1.5" style:family="table-row">
      <style:table-row-properties style:min-row-height="0.607cm"/>
    </style:style>
    <style:style style:name="Table1.16" style:family="table-row">
      <style:table-row-properties style:min-row-height="0.45cm"/>
    </style:style>
    <style:style style:name="P1" style:family="paragraph" style:parent-style-name="Standard">
      <style:paragraph-properties fo:text-align="center" style:justify-single-word="false"/>
      <style:text-properties style:font-name="Vemana2000" fo:font-size="10.5pt" fo:font-weight="bold"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Vemana2000"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style:font-name="Vemana2000" fo:font-size="8pt" fo:font-weight="normal" style:font-size-asian="8pt" style:font-weight-asian="normal" style:font-size-complex="8pt" style:font-weight-complex="normal"/>
    </style:style>
    <style:style style:name="P4" style:family="paragraph" style:parent-style-name="Standard">
      <style:paragraph-properties fo:text-align="start" style:justify-single-word="false"/>
      <style:text-properties style:font-name="Bitstream Charter" fo:font-size="7pt" fo:font-weight="bold" style:font-size-asian="7pt" style:font-weight-asian="bold" style:font-size-complex="7pt" style:font-weight-complex="bold"/>
    </style:style>
    <style:style style:name="P5" style:family="paragraph" style:parent-style-name="Standard">
      <style:paragraph-properties fo:text-align="start" style:justify-single-word="false"/>
      <style:text-properties style:font-name="Courier 10 Pitch" fo:font-size="7pt" fo:font-weight="bold" style:font-size-asian="7pt" style:font-weight-asian="bold" style:font-size-complex="7pt" style:font-weight-complex="bold"/>
    </style:style>
    <style:style style:name="P6" style:family="paragraph" style:parent-style-name="Standard">
      <style:paragraph-properties fo:text-align="center" style:justify-single-word="false"/>
      <style:text-properties style:font-name="Courier 10 Pitch" fo:font-size="8pt" fo:font-weight="bold" style:font-size-asian="8pt" style:font-weight-asian="bold" style:font-size-complex="8pt" style:font-weight-complex="bold"/>
    </style:style>
    <style:style style:name="P7" style:family="paragraph" style:parent-style-name="Standard">
      <style:paragraph-properties fo:text-align="start" style:justify-single-word="false"/>
      <style:text-properties fo:color="#4c4c4c" style:font-name="Bitstream Charter" fo:font-size="8pt" fo:font-weight="bold" style:font-size-asian="8pt" style:font-weight-asian="bold" style:font-size-complex="8pt" style:font-weight-complex="bold"/>
    </style:style>
    <style:style style:name="P8" style:family="paragraph" style:parent-style-name="Table_20_Contents">
      <style:paragraph-properties fo:text-align="start" style:justify-single-word="false"/>
      <style:text-properties fo:color="#4c4c4c" style:font-name="Bitstream Charter" fo:font-size="8pt" fo:font-weight="bold"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fo:color="#4c4c4c" style:font-name="Bitstream Charter" fo:font-size="8pt" fo:font-weight="bold"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fo:color="#4c4c4c" style:font-name="Bitstream Charter" fo:font-size="9pt" fo:font-weight="bold"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fo:color="#4c4c4c" style:font-name="Bitstream Charter" fo:font-size="9pt" fo:font-weight="bold" style:font-size-asian="9pt" style:font-weight-asian="bold" style:font-size-complex="9pt" style:font-weight-complex="bold"/>
    </style:style>
    <style:style style:name="P12" style:family="paragraph" style:parent-style-name="Standard" style:list-style-name="L1">
      <style:paragraph-properties fo:text-align="start" style:justify-single-word="false"/>
      <style:text-properties style:font-name="Courier 10 Pitch" fo:font-size="7pt" fo:font-weight="bold" style:font-size-asian="7pt" style:font-weight-asian="bold" style:font-size-complex="7pt" style:font-weight-complex="bold"/>
    </style:style>
    <style:style style:name="P13" style:family="paragraph" style:parent-style-name="Standard" style:list-style-name="L2">
      <style:paragraph-properties fo:text-align="start" style:justify-single-word="false"/>
      <style:text-properties style:font-name="Courier 10 Pitch" fo:font-size="7pt" fo:font-weight="bold" style:font-size-asian="7pt" style:font-weight-asian="bold" style:font-size-complex="7pt" style:font-weight-complex="bold"/>
    </style:style>
    <style:style style:name="P14" style:family="paragraph">
      <style:paragraph-properties fo:text-align="start"/>
      <style:text-properties style:text-line-through-style="none" fo:font-style="normal" style:text-underline-style="none"/>
    </style:style>
    <style:style style:name="P15" style:family="paragraph">
      <style:paragraph-properties fo:text-align="center"/>
      <style:text-properties style:text-line-through-style="none" fo:font-size="13pt" fo:font-style="normal" style:text-underline-style="none" fo:font-weight="bold"/>
    </style:style>
    <style:style style:name="T1" style:family="text">
      <style:text-properties fo:font-size="8pt" fo:font-weight="normal" style:font-size-asian="8pt" style:font-weight-asian="normal" style:font-size-complex="8pt" style:font-weight-complex="normal"/>
    </style:style>
    <style:style style:name="T2" style:family="text">
      <style:text-properties style:font-name="DejaVu Sans"/>
    </style:style>
    <style:style style:name="T3" style:family="text">
      <style:text-properties fo:font-size="9pt" style:font-size-asian="9pt" style:font-size-complex="9pt"/>
    </style:style>
    <style:style style:name="T4" style:family="text">
      <style:text-properties style:font-name="Courier 10 Pitch"/>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fo:border="none #00000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none #0000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lengthofstay" form:control-implementation="ooo:com.sun.star.form.component.TextField" form:id="control1" form:convert-empty-to-null="true">
            <form:properties>
              <form:property form:property-name="DefaultControl" office:value-type="string" office:string-value="com.sun.star.form.control.TextField"/>
            </form:properties>
          </form:text>
          <form:textarea form:name="lessthan24hrs" form:control-implementation="ooo:com.sun.star.form.component.TextField" form:id="control2"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doctorsign" form:control-implementation="ooo:com.sun.star.form.component.TextField" form:id="control3" form:convert-empty-to-null="true">
            <form:properties>
              <form:property form:property-name="DefaultControl" office:value-type="string" office:string-value="com.sun.star.form.control.TextField"/>
            </form:properties>
          </form:text>
          <form:text form:name="dateofdecbydoctor" form:control-implementation="ooo:com.sun.star.form.component.TextField" form:id="control4" form:convert-empty-to-null="true">
            <form:properties>
              <form:property form:property-name="DefaultControl" office:value-type="string" office:string-value="com.sun.star.form.control.TextField"/>
            </form:properties>
          </form:text>
          <form:text form:name="dateofdecbyemp" form:control-implementation="ooo:com.sun.star.form.component.TextField" form:id="control5" form:convert-empty-to-null="true">
            <form:properties>
              <form:property form:property-name="DefaultControl" office:value-type="string" office:string-value="com.sun.star.form.control.TextField"/>
            </form:properties>
          </form:text>
          <form:text form:name="nameofemployee" form:control-implementation="ooo:com.sun.star.form.component.TextField" form:id="control6" form:convert-empty-to-null="true">
            <form:properties>
              <form:property form:property-name="DefaultControl" office:value-type="string" office:string-value="com.sun.star.form.control.TextField"/>
            </form:properties>
          </form:text>
          <form:text form:name="emptelno" form:control-implementation="ooo:com.sun.star.form.component.TextField" form:id="control7" form:convert-empty-to-null="true">
            <form:properties>
              <form:property form:property-name="DefaultControl" office:value-type="string" office:string-value="com.sun.star.form.control.TextField"/>
            </form:properties>
          </form:text>
          <form:text form:name="residensetelno" form:control-implementation="ooo:com.sun.star.form.component.TextField" form:id="control8" form:convert-empty-to-null="true">
            <form:properties>
              <form:property form:property-name="DefaultControl" office:value-type="string" office:string-value="com.sun.star.form.control.TextField"/>
            </form:properties>
          </form:text>
          <form:text form:name="registrationno" form:control-implementation="ooo:com.sun.star.form.component.TextField" form:id="control9" form:convert-empty-to-null="true">
            <form:properties>
              <form:property form:property-name="DefaultControl" office:value-type="string" office:string-value="com.sun.star.form.control.TextField"/>
            </form:properties>
          </form:text>
          <form:text form:name="clinictelno" form:control-implementation="ooo:com.sun.star.form.component.TextField" form:id="control10" form:convert-empty-to-null="true">
            <form:properties>
              <form:property form:property-name="DefaultControl" office:value-type="string" office:string-value="com.sun.star.form.control.TextField"/>
            </form:properties>
          </form:text>
          <form:text form:name="hosplocation" form:control-implementation="ooo:com.sun.star.form.component.TextField" form:id="control11" form:convert-empty-to-null="true">
            <form:properties>
              <form:property form:property-name="DefaultControl" office:value-type="string" office:string-value="com.sun.star.form.control.TextField"/>
            </form:properties>
          </form:text>
          <form:text form:name="taxapproved" form:control-implementation="ooo:com.sun.star.form.component.TextField" form:id="control12" form:convert-empty-to-null="true">
            <form:properties>
              <form:property form:property-name="DefaultControl" office:value-type="string" office:string-value="com.sun.star.form.control.TextField"/>
            </form:properties>
          </form:text>
          <form:text form:name="hospfaxno" form:control-implementation="ooo:com.sun.star.form.component.TextField" form:id="control13" form:convert-empty-to-null="true">
            <form:properties>
              <form:property form:property-name="DefaultControl" office:value-type="string" office:string-value="com.sun.star.form.control.TextField"/>
            </form:properties>
          </form:text>
          <form:text form:name="detaileddiagnosis2" form:control-implementation="ooo:com.sun.star.form.component.TextField" form:id="control14" form:convert-empty-to-null="true">
            <form:properties>
              <form:property form:property-name="DefaultControl" office:value-type="string" office:string-value="com.sun.star.form.control.TextField"/>
            </form:properties>
          </form:text>
          <form:text form:name="detaileddiagnosis3" form:control-implementation="ooo:com.sun.star.form.component.TextField" form:id="control15" form:convert-empty-to-null="true">
            <form:properties>
              <form:property form:property-name="DefaultControl" office:value-type="string" office:string-value="com.sun.star.form.control.TextField"/>
            </form:properties>
          </form:text>
          <form:text form:name="detaileddiagnosis1" form:control-implementation="ooo:com.sun.star.form.component.TextField" form:id="control16" form:convert-empty-to-null="true">
            <form:properties>
              <form:property form:property-name="DefaultControl" office:value-type="string" office:string-value="com.sun.star.form.control.TextField"/>
            </form:properties>
          </form:text>
          <form:text form:name="officetelno" form:control-implementation="ooo:com.sun.star.form.component.TextField" form:id="control17" form:convert-empty-to-null="true">
            <form:properties>
              <form:property form:property-name="DefaultControl" office:value-type="string" office:string-value="com.sun.star.form.control.TextField"/>
            </form:properties>
          </form:text>
          <form:text form:name="_patient_name" form:control-implementation="ooo:com.sun.star.form.component.TextField" form:id="control18" form:convert-empty-to-null="true">
            <form:properties>
              <form:property form:property-name="DefaultControl" office:value-type="string" office:string-value="com.sun.star.form.control.TextField"/>
            </form:properties>
          </form:text>
          <form:text form:name="employeemobile" form:control-implementation="ooo:com.sun.star.form.component.TextField" form:id="control19" form:convert-empty-to-null="true">
            <form:properties>
              <form:property form:property-name="DefaultControl" office:value-type="string" office:string-value="com.sun.star.form.control.TextField"/>
            </form:properties>
          </form:text>
          <form:text form:name="lmp" form:control-implementation="ooo:com.sun.star.form.component.TextField" form:id="control20" form:convert-empty-to-null="true">
            <form:properties>
              <form:property form:property-name="DefaultControl" office:value-type="string" office:string-value="com.sun.star.form.control.TextField"/>
            </form:properties>
          </form:text>
          <form:text form:name="dateoffirstsymptom" form:control-implementation="ooo:com.sun.star.form.component.TextField" form:id="control21" form:convert-empty-to-null="true">
            <form:properties>
              <form:property form:property-name="DefaultControl" office:value-type="string" office:string-value="com.sun.star.form.control.TextField"/>
            </form:properties>
          </form:text>
          <form:text form:name="symptomsonadmission" form:control-implementation="ooo:com.sun.star.form.component.TextField" form:id="control22" form:convert-empty-to-null="true">
            <form:properties>
              <form:property form:property-name="DefaultControl" office:value-type="string" office:string-value="com.sun.star.form.control.TextField"/>
            </form:properties>
          </form:text>
          <form:text form:name="edd" form:control-implementation="ooo:com.sun.star.form.component.TextField" form:id="control23" form:convert-empty-to-null="true">
            <form:properties>
              <form:property form:property-name="DefaultControl" office:value-type="string" office:string-value="com.sun.star.form.control.TextField"/>
            </form:properties>
          </form:text>
          <form:text form:name="dateoffirstdignosis" form:control-implementation="ooo:com.sun.star.form.component.TextField" form:id="control24" form:convert-empty-to-null="true">
            <form:properties>
              <form:property form:property-name="DefaultControl" office:value-type="string" office:string-value="com.sun.star.form.control.TextField"/>
            </form:properties>
          </form:text>
          <form:text form:name="dateofadmission" form:control-implementation="ooo:com.sun.star.form.component.TextField" form:id="control25" form:convert-empty-to-null="true">
            <form:properties>
              <form:property form:property-name="DefaultControl" office:value-type="string" office:string-value="com.sun.star.form.control.TextField"/>
            </form:properties>
          </form:text>
          <form:text form:name="companyname" form:control-implementation="ooo:com.sun.star.form.component.TextField" form:id="control26" form:convert-empty-to-null="true">
            <form:properties>
              <form:property form:property-name="DefaultControl" office:value-type="string" office:string-value="com.sun.star.form.control.TextField"/>
            </form:properties>
          </form:text>
          <form:text form:name="physicianmobile" form:control-implementation="ooo:com.sun.star.form.component.TextField" form:id="control27" form:convert-empty-to-null="true">
            <form:properties>
              <form:property form:property-name="DefaultControl" office:value-type="string" office:string-value="com.sun.star.form.control.TextField"/>
            </form:properties>
          </form:text>
          <form:text form:name="qualification" form:control-implementation="ooo:com.sun.star.form.component.TextField" form:id="control28" form:convert-empty-to-null="true">
            <form:properties>
              <form:property form:property-name="DefaultControl" office:value-type="string" office:string-value="com.sun.star.form.control.TextField"/>
            </form:properties>
          </form:text>
          <form:text form:name="nameofhospital" form:control-implementation="ooo:com.sun.star.form.component.TextField" form:id="control29" form:convert-empty-to-null="true">
            <form:properties>
              <form:property form:property-name="DefaultControl" office:value-type="string" office:string-value="com.sun.star.form.control.TextField"/>
            </form:properties>
          </form:text>
          <form:text form:name="hospregno" form:control-implementation="ooo:com.sun.star.form.component.TextField" form:id="control30" form:convert-empty-to-null="true">
            <form:properties>
              <form:property form:property-name="DefaultControl" office:value-type="string" office:string-value="com.sun.star.form.control.TextField"/>
            </form:properties>
          </form:text>
          <form:text form:name="hosptelno" form:control-implementation="ooo:com.sun.star.form.component.TextField" form:id="control31" form:convert-empty-to-null="true">
            <form:properties>
              <form:property form:property-name="DefaultControl" office:value-type="string" office:string-value="com.sun.star.form.control.TextField"/>
            </form:properties>
          </form:text>
          <form:text form:name="treatingphysician" form:control-implementation="ooo:com.sun.star.form.component.TextField" form:id="control32" form:convert-empty-to-null="true">
            <form:properties>
              <form:property form:property-name="DefaultControl" office:value-type="string" office:string-value="com.sun.star.form.control.TextField"/>
            </form:properties>
          </form:text>
          <form:text form:name="antibioticsinject" form:control-implementation="ooo:com.sun.star.form.component.TextField" form:id="control33" form:convert-empty-to-null="true">
            <form:properties>
              <form:property form:property-name="DefaultControl" office:value-type="string" office:string-value="com.sun.star.form.control.TextField"/>
            </form:properties>
          </form:text>
          <form:text form:name="antiinflamdrugsinject" form:control-implementation="ooo:com.sun.star.form.component.TextField" form:id="control34" form:convert-empty-to-null="true">
            <form:properties>
              <form:property form:property-name="DefaultControl" office:value-type="string" office:string-value="com.sun.star.form.control.TextField"/>
            </form:properties>
          </form:text>
          <form:text form:name="neuromuscdrugs" form:control-implementation="ooo:com.sun.star.form.component.TextField" form:id="control35" form:convert-empty-to-null="true">
            <form:properties>
              <form:property form:property-name="DefaultControl" office:value-type="string" office:string-value="com.sun.star.form.control.TextField"/>
            </form:properties>
          </form:text>
          <form:text form:name="cardiacdrugsinject" form:control-implementation="ooo:com.sun.star.form.component.TextField" form:id="control36" form:convert-empty-to-null="true">
            <form:properties>
              <form:property form:property-name="DefaultControl" office:value-type="string" office:string-value="com.sun.star.form.control.TextField"/>
            </form:properties>
          </form:text>
          <form:text form:name="respdrugsinject" form:control-implementation="ooo:com.sun.star.form.component.TextField" form:id="control37" form:convert-empty-to-null="true">
            <form:properties>
              <form:property form:property-name="DefaultControl" office:value-type="string" office:string-value="com.sun.star.form.control.TextField"/>
            </form:properties>
          </form:text>
          <form:text form:name="respdrugsoral" form:control-implementation="ooo:com.sun.star.form.component.TextField" form:id="control38" form:convert-empty-to-null="true">
            <form:properties>
              <form:property form:property-name="DefaultControl" office:value-type="string" office:string-value="com.sun.star.form.control.TextField"/>
            </form:properties>
          </form:text>
          <form:text form:name="cardiacdrugsoral" form:control-implementation="ooo:com.sun.star.form.component.TextField" form:id="control39" form:convert-empty-to-null="true">
            <form:properties>
              <form:property form:property-name="DefaultControl" office:value-type="string" office:string-value="com.sun.star.form.control.TextField"/>
            </form:properties>
          </form:text>
          <form:text form:name="neuromuscdrugsoral" form:control-implementation="ooo:com.sun.star.form.component.TextField" form:id="control40" form:convert-empty-to-null="true">
            <form:properties>
              <form:property form:property-name="DefaultControl" office:value-type="string" office:string-value="com.sun.star.form.control.TextField"/>
            </form:properties>
          </form:text>
          <form:text form:name="antiinflamdrugsoral" form:control-implementation="ooo:com.sun.star.form.component.TextField" form:id="control41" form:convert-empty-to-null="true">
            <form:properties>
              <form:property form:property-name="DefaultControl" office:value-type="string" office:string-value="com.sun.star.form.control.TextField"/>
            </form:properties>
          </form:text>
          <form:text form:name="antibioticsoral" form:control-implementation="ooo:com.sun.star.form.component.TextField" form:id="control42" form:convert-empty-to-null="true">
            <form:properties>
              <form:property form:property-name="DefaultControl" office:value-type="string" office:string-value="com.sun.star.form.control.TextField"/>
            </form:properties>
          </form:text>
          <form:text form:name="steriodsinject" form:control-implementation="ooo:com.sun.star.form.component.TextField" form:id="control43" form:convert-empty-to-null="true">
            <form:properties>
              <form:property form:property-name="DefaultControl" office:value-type="string" office:string-value="com.sun.star.form.control.TextField"/>
            </form:properties>
          </form:text>
          <form:text form:name="nutrientsinject" form:control-implementation="ooo:com.sun.star.form.component.TextField" form:id="control44" form:convert-empty-to-null="true">
            <form:properties>
              <form:property form:property-name="DefaultControl" office:value-type="string" office:string-value="com.sun.star.form.control.TextField"/>
            </form:properties>
          </form:text>
          <form:text form:name="sedativesinj" form:control-implementation="ooo:com.sun.star.form.component.TextField" form:id="control45" form:convert-empty-to-null="true">
            <form:properties>
              <form:property form:property-name="DefaultControl" office:value-type="string" office:string-value="com.sun.star.form.control.TextField"/>
            </form:properties>
          </form:text>
          <form:text form:name="diureticsinj" form:control-implementation="ooo:com.sun.star.form.component.TextField" form:id="control46" form:convert-empty-to-null="true">
            <form:properties>
              <form:property form:property-name="DefaultControl" office:value-type="string" office:string-value="com.sun.star.form.control.TextField"/>
            </form:properties>
          </form:text>
          <form:text form:name="gidrugsinj" form:control-implementation="ooo:com.sun.star.form.component.TextField" form:id="control47" form:convert-empty-to-null="true">
            <form:properties>
              <form:property form:property-name="DefaultControl" office:value-type="string" office:string-value="com.sun.star.form.control.TextField"/>
            </form:properties>
          </form:text>
          <form:text form:name="othertreatment" form:control-implementation="ooo:com.sun.star.form.component.TextField" form:id="control48" form:convert-empty-to-null="true">
            <form:properties>
              <form:property form:property-name="DefaultControl" office:value-type="string" office:string-value="com.sun.star.form.control.TextField"/>
            </form:properties>
          </form:text>
          <form:text form:name="other" form:control-implementation="ooo:com.sun.star.form.component.TextField" form:id="control49" form:convert-empty-to-null="true">
            <form:properties>
              <form:property form:property-name="DefaultControl" office:value-type="string" office:string-value="com.sun.star.form.control.TextField"/>
            </form:properties>
          </form:text>
          <form:text form:name="transfusions" form:control-implementation="ooo:com.sun.star.form.component.TextField" form:id="control50" form:convert-empty-to-null="true">
            <form:properties>
              <form:property form:property-name="DefaultControl" office:value-type="string" office:string-value="com.sun.star.form.control.TextField"/>
            </form:properties>
          </form:text>
          <form:text form:name="chemotherapy" form:control-implementation="ooo:com.sun.star.form.component.TextField" form:id="control51" form:convert-empty-to-null="true">
            <form:properties>
              <form:property form:property-name="DefaultControl" office:value-type="string" office:string-value="com.sun.star.form.control.TextField"/>
            </form:properties>
          </form:text>
          <form:text form:name="radiation" form:control-implementation="ooo:com.sun.star.form.component.TextField" form:id="control52" form:convert-empty-to-null="true">
            <form:properties>
              <form:property form:property-name="DefaultControl" office:value-type="string" office:string-value="com.sun.star.form.control.TextField"/>
            </form:properties>
          </form:text>
          <form:text form:name="blood" form:control-implementation="ooo:com.sun.star.form.component.TextField" form:id="control53" form:convert-empty-to-null="true">
            <form:properties>
              <form:property form:property-name="DefaultControl" office:value-type="string" office:string-value="com.sun.star.form.control.TextField"/>
            </form:properties>
          </form:text>
          <form:text form:name="conttrac" form:control-implementation="ooo:com.sun.star.form.component.TextField" form:id="control54" form:convert-empty-to-null="true">
            <form:properties>
              <form:property form:property-name="DefaultControl" office:value-type="string" office:string-value="com.sun.star.form.control.TextField"/>
            </form:properties>
          </form:text>
          <form:text form:name="otheryesno" form:control-implementation="ooo:com.sun.star.form.component.TextField" form:id="control55" form:convert-empty-to-null="true">
            <form:properties>
              <form:property form:property-name="DefaultControl" office:value-type="string" office:string-value="com.sun.star.form.control.TextField"/>
            </form:properties>
          </form:text>
          <form:text form:name="othertreatmentinj" form:control-implementation="ooo:com.sun.star.form.component.TextField" form:id="control56" form:convert-empty-to-null="true">
            <form:properties>
              <form:property form:property-name="DefaultControl" office:value-type="string" office:string-value="com.sun.star.form.control.TextField"/>
            </form:properties>
          </form:text>
          <form:text form:name="addresschequetobesent" form:control-implementation="ooo:com.sun.star.form.component.TextField" form:id="control57" form:convert-empty-to-null="true">
            <form:properties>
              <form:property form:property-name="DefaultControl" office:value-type="string" office:string-value="com.sun.star.form.control.TextField"/>
            </form:properties>
          </form:text>
          <form:text form:name="procedures" form:control-implementation="ooo:com.sun.star.form.component.TextField" form:id="control58" form:convert-empty-to-null="true">
            <form:properties>
              <form:property form:property-name="DefaultControl" office:value-type="string" office:string-value="com.sun.star.form.control.TextField"/>
            </form:properties>
          </form:text>
          <form:text form:name="surgicaltreatment" form:control-implementation="ooo:com.sun.star.form.component.TextField" form:id="control59" form:convert-empty-to-null="true">
            <form:properties>
              <form:property form:property-name="DefaultControl" office:value-type="string" office:string-value="com.sun.star.form.control.TextField"/>
            </form:properties>
          </form:text>
          <form:text form:name="anesthesia" form:control-implementation="ooo:com.sun.star.form.component.TextField" form:id="control60" form:convert-empty-to-null="true">
            <form:properties>
              <form:property form:property-name="DefaultControl" office:value-type="string" office:string-value="com.sun.star.form.control.TextField"/>
            </form:properties>
          </form:text>
          <form:text form:name="hypertensionyears" form:control-implementation="ooo:com.sun.star.form.component.TextField" form:id="control61" form:convert-empty-to-null="true">
            <form:properties>
              <form:property form:property-name="DefaultControl" office:value-type="string" office:string-value="com.sun.star.form.control.TextField"/>
            </form:properties>
          </form:text>
          <form:text form:name="dyslipidaemiayears" form:control-implementation="ooo:com.sun.star.form.component.TextField" form:id="control62" form:convert-empty-to-null="true">
            <form:properties>
              <form:property form:property-name="DefaultControl" office:value-type="string" office:string-value="com.sun.star.form.control.TextField"/>
            </form:properties>
          </form:text>
          <form:text form:name="diabetesyears" form:control-implementation="ooo:com.sun.star.form.component.TextField" form:id="control63" form:convert-empty-to-null="true">
            <form:properties>
              <form:property form:property-name="DefaultControl" office:value-type="string" office:string-value="com.sun.star.form.control.TextField"/>
            </form:properties>
          </form:text>
          <form:text form:name="surgeryhistory" form:control-implementation="ooo:com.sun.star.form.component.TextField" form:id="control64" form:convert-empty-to-null="true">
            <form:properties>
              <form:property form:property-name="DefaultControl" office:value-type="string" office:string-value="com.sun.star.form.control.TextField"/>
            </form:properties>
          </form:text>
          <form:text form:name="complaintshistory" form:control-implementation="ooo:com.sun.star.form.component.TextField" form:id="control65" form:convert-empty-to-null="true">
            <form:properties>
              <form:property form:property-name="DefaultControl" office:value-type="string" office:string-value="com.sun.star.form.control.TextField"/>
            </form:properties>
          </form:text>
          <form:text form:name="ailmentshistory" form:control-implementation="ooo:com.sun.star.form.component.TextField" form:id="control66" form:convert-empty-to-null="true">
            <form:properties>
              <form:property form:property-name="DefaultControl" office:value-type="string" office:string-value="com.sun.star.form.control.TextField"/>
            </form:properties>
          </form:text>
          <form:text form:name="surgeryhistoryyears" form:control-implementation="ooo:com.sun.star.form.component.TextField" form:id="control67" form:convert-empty-to-null="true">
            <form:properties>
              <form:property form:property-name="DefaultControl" office:value-type="string" office:string-value="com.sun.star.form.control.TextField"/>
            </form:properties>
          </form:text>
          <form:text form:name="complaintshistoryyears" form:control-implementation="ooo:com.sun.star.form.component.TextField" form:id="control68" form:convert-empty-to-null="true">
            <form:properties>
              <form:property form:property-name="DefaultControl" office:value-type="string" office:string-value="com.sun.star.form.control.TextField"/>
            </form:properties>
          </form:text>
          <form:text form:name="ailmentshistoryyears" form:control-implementation="ooo:com.sun.star.form.component.TextField" form:id="control69" form:convert-empty-to-null="true">
            <form:properties>
              <form:property form:property-name="DefaultControl" office:value-type="string" office:string-value="com.sun.star.form.control.TextField"/>
            </form:properties>
          </form:text>
          <form:text form:name="surgeoncharge" form:control-implementation="ooo:com.sun.star.form.component.TextField" form:id="control70" form:convert-empty-to-null="true">
            <form:properties>
              <form:property form:property-name="DefaultControl" office:value-type="string" office:string-value="com.sun.star.form.control.TextField"/>
            </form:properties>
          </form:text>
          <form:text form:name="anesthetistcharge" form:control-implementation="ooo:com.sun.star.form.component.TextField" form:id="control71" form:convert-empty-to-null="true">
            <form:properties>
              <form:property form:property-name="DefaultControl" office:value-type="string" office:string-value="com.sun.star.form.control.TextField"/>
            </form:properties>
          </form:text>
          <form:text form:name="totalamt" form:control-implementation="ooo:com.sun.star.form.component.TextField" form:id="control72" form:convert-empty-to-null="true">
            <form:properties>
              <form:property form:property-name="DefaultControl" office:value-type="string" office:string-value="com.sun.star.form.control.TextField"/>
            </form:properties>
          </form:text>
          <form:text form:name="consumables" form:control-implementation="ooo:com.sun.star.form.component.TextField" form:id="control73" form:convert-empty-to-null="true">
            <form:properties>
              <form:property form:property-name="DefaultControl" office:value-type="string" office:string-value="com.sun.star.form.control.TextField"/>
            </form:properties>
          </form:text>
          <form:text form:name="investigations" form:control-implementation="ooo:com.sun.star.form.component.TextField" form:id="control74" form:convert-empty-to-null="true">
            <form:properties>
              <form:property form:property-name="DefaultControl" office:value-type="string" office:string-value="com.sun.star.form.control.TextField"/>
            </form:properties>
          </form:text>
          <form:text form:name="roomrent" form:control-implementation="ooo:com.sun.star.form.component.TextField" form:id="control75" form:convert-empty-to-null="true">
            <form:properties>
              <form:property form:property-name="DefaultControl" office:value-type="string" office:string-value="com.sun.star.form.control.TextField"/>
            </form:properties>
          </form:text>
          <form:text form:name="pharmacy" form:control-implementation="ooo:com.sun.star.form.component.TextField" form:id="control76" form:convert-empty-to-null="true">
            <form:properties>
              <form:property form:property-name="DefaultControl" office:value-type="string" office:string-value="com.sun.star.form.control.TextField"/>
            </form:properties>
          </form:text>
          <form:text form:name="physiciancharge" form:control-implementation="ooo:com.sun.star.form.component.TextField" form:id="control77" form:convert-empty-to-null="true">
            <form:properties>
              <form:property form:property-name="DefaultControl" office:value-type="string" office:string-value="com.sun.star.form.control.TextField"/>
            </form:properties>
          </form:text>
          <form:text form:name="otherexpenses" form:control-implementation="ooo:com.sun.star.form.component.TextField" form:id="control78" form:convert-empty-to-null="true">
            <form:properties>
              <form:property form:property-name="DefaultControl" office:value-type="string" office:string-value="com.sun.star.form.control.TextField"/>
            </form:properties>
          </form:text>
          <form:text form:name="relation" form:control-implementation="ooo:com.sun.star.form.component.TextField" form:id="control79" form:convert-empty-to-null="true">
            <form:properties>
              <form:property form:property-name="DefaultControl" office:value-type="string" office:string-value="com.sun.star.form.control.TextField"/>
            </form:properties>
          </form:text>
          <form:text form:name="officefaxno" form:control-implementation="ooo:com.sun.star.form.component.TextField" form:id="control80" form:convert-empty-to-null="true">
            <form:properties>
              <form:property form:property-name="DefaultControl" office:value-type="string" office:string-value="com.sun.star.form.control.TextField"/>
            </form:properties>
          </form:text>
          <form:text form:name="steriodsoral" form:control-implementation="ooo:com.sun.star.form.component.TextField" form:id="control81" form:convert-empty-to-null="true">
            <form:properties>
              <form:property form:property-name="DefaultControl" office:value-type="string" office:string-value="com.sun.star.form.control.TextField"/>
            </form:properties>
          </form:text>
          <form:text form:name="nutrientsoral" form:control-implementation="ooo:com.sun.star.form.component.TextField" form:id="control82" form:convert-empty-to-null="true">
            <form:properties>
              <form:property form:property-name="DefaultControl" office:value-type="string" office:string-value="com.sun.star.form.control.TextField"/>
            </form:properties>
          </form:text>
          <form:text form:name="sedativesoral" form:control-implementation="ooo:com.sun.star.form.component.TextField" form:id="control83" form:convert-empty-to-null="true">
            <form:properties>
              <form:property form:property-name="DefaultControl" office:value-type="string" office:string-value="com.sun.star.form.control.TextField"/>
            </form:properties>
          </form:text>
          <form:text form:name="diureticsoral" form:control-implementation="ooo:com.sun.star.form.component.TextField" form:id="control84" form:convert-empty-to-null="true">
            <form:properties>
              <form:property form:property-name="DefaultControl" office:value-type="string" office:string-value="com.sun.star.form.control.TextField"/>
            </form:properties>
          </form:text>
          <form:text form:name="gidrugsoral" form:control-implementation="ooo:com.sun.star.form.component.TextField" form:id="control85" form:convert-empty-to-null="true">
            <form:properties>
              <form:property form:property-name="DefaultControl" office:value-type="string" office:string-value="com.sun.star.form.control.TextField"/>
            </form:properties>
          </form:text>
          <form:text form:name="othertreatmentoral" form:control-implementation="ooo:com.sun.star.form.component.TextField" form:id="control86" form:convert-empty-to-null="true">
            <form:properties>
              <form:property form:property-name="DefaultControl" office:value-type="string" office:string-value="com.sun.star.form.control.TextField"/>
            </form:properties>
          </form:text>
          <form:text form:name="employeesign" form:control-implementation="ooo:com.sun.star.form.component.TextField" form:id="control87" form:convert-empty-to-null="true">
            <form:properties>
              <form:property form:property-name="DefaultControl" office:value-type="string" office:string-value="com.sun.star.form.control.TextField"/>
            </form:properties>
          </form:text>
          <form:text form:name="_submit" form:control-implementation="ooo:com.sun.star.form.component.TextField" form:id="control88" form:current-value="Save" form:value="Save"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EDHEALTHCARE INDIA (PVT.) LTD.</text:p>
      <text:p text:style-name="P2">PRE-AUTHORIZATION FORM FOR HOSPITALIZATION</text:p>
      <text:p text:style-name="P1"><text:span text:style-name="T1">To be faxed back to 022 2491 46 46 e-mail:</text:span><text:a xlink:type="simple" xlink:href="mailto:nurselinemumbai@uhcindia.com"><text:span text:style-name="T1">nurselinemumbai@uhcindia.com</text:span></text:a></text:p>
      <text:p text:style-name="P3">Credit may be denied if the details in the form is found incomplete or inaccur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6" office:value-type="string">
            <text:p text:style-name="P8">Name <text:s/>of employee<draw:control text:anchor-type="as-char" draw:z-index="5" draw:style-name="gr1" draw:text-style-name="P14" svg:width="10cm" svg:height="0.451cm" draw:control="control6"/></text:p>
          </table:table-cell>
          <table:covered-table-cell/>
          <table:covered-table-cell/>
          <table:covered-table-cell/>
          <table:covered-table-cell/>
          <table:covered-table-cell/>
          <table:table-cell table:style-name="Table1.G1" table:number-columns-spanned="2" office:value-type="string">
            <text:p text:style-name="P8">Employee Tel No.<draw:control text:anchor-type="as-char" draw:z-index="6" draw:style-name="gr1" draw:text-style-name="P14" svg:width="3.001cm" svg:height="0.451cm" draw:control="control7"/></text:p>
          </table:table-cell>
          <table:covered-table-cell/>
        </table:table-row>
        <table:table-row table:style-name="Table1.1">
          <table:table-cell table:style-name="Table1.A2" table:number-columns-spanned="8" office:value-type="string">
            <text:p text:style-name="P8">Company name<draw:control text:anchor-type="as-char" draw:z-index="25" draw:style-name="gr1" draw:text-style-name="P14" svg:width="14.283cm" svg:height="0.451cm" draw:control="control26"/></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8">Off Tel:<draw:control text:anchor-type="as-char" draw:z-index="16" draw:style-name="gr1" draw:text-style-name="P14" svg:width="2.5cm" svg:height="0.451cm" draw:control="control17"/> Fax:<draw:control text:anchor-type="as-char" draw:z-index="79" draw:style-name="gr1" draw:text-style-name="P14" svg:width="2.5cm" svg:height="0.451cm" draw:control="control80"/></text:p>
          </table:table-cell>
          <table:covered-table-cell/>
          <table:covered-table-cell/>
          <table:table-cell table:style-name="Table1.A3" table:number-columns-spanned="3" office:value-type="string">
            <text:p text:style-name="P8">Mobile:<draw:control text:anchor-type="as-char" draw:z-index="18" draw:style-name="gr1" draw:text-style-name="P14" svg:width="5.391cm" svg:height="0.451cm" draw:control="control19"/></text:p>
          </table:table-cell>
          <table:covered-table-cell/>
          <table:covered-table-cell/>
          <table:table-cell table:style-name="Table1.A2" table:number-columns-spanned="2" office:value-type="string">
            <text:p text:style-name="P8">Res Tel:<draw:control text:anchor-type="as-char" draw:z-index="7" draw:style-name="gr1" draw:text-style-name="P14" svg:width="4.201cm" svg:height="0.451cm" draw:control="control8"/></text:p>
          </table:table-cell>
          <table:covered-table-cell/>
        </table:table-row>
        <table:table-row table:style-name="Table1.1">
          <table:table-cell table:style-name="Table1.A3" table:number-columns-spanned="6" office:value-type="string">
            <text:p text:style-name="P8">Name of Patient<draw:control text:anchor-type="as-char" draw:z-index="17" draw:style-name="gr1" draw:text-style-name="P14" svg:width="10cm" svg:height="0.451cm" draw:control="control18"/></text:p>
          </table:table-cell>
          <table:covered-table-cell/>
          <table:covered-table-cell/>
          <table:covered-table-cell/>
          <table:covered-table-cell/>
          <table:covered-table-cell/>
          <table:table-cell table:style-name="Table1.A2" table:number-columns-spanned="2" office:value-type="string">
            <text:p text:style-name="P8">Relation:<draw:control text:anchor-type="as-char" draw:z-index="78" draw:style-name="gr1" draw:text-style-name="P14" svg:width="4.059cm" svg:height="0.451cm" draw:control="control79"/></text:p>
          </table:table-cell>
          <table:covered-table-cell/>
        </table:table-row>
        <table:table-row table:style-name="Table1.5">
          <table:table-cell table:style-name="Table1.A2" table:number-columns-spanned="8" office:value-type="string">
            <text:p text:style-name="P8">Address to which claim form cheque to be Sent:<draw:control text:anchor-type="as-char" draw:z-index="56" draw:style-name="gr1" draw:text-style-name="P14" svg:width="12.001cm" svg:height="0.451cm" draw:control="control57"/></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0">Details of Treating Physician and hospital</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6" office:value-type="string">
            <text:p text:style-name="P8">Name of treating physician<draw:control text:anchor-type="as-char" draw:z-index="31" draw:style-name="gr1" draw:text-style-name="P14" svg:width="9cm" svg:height="0.451cm" draw:control="control32"/></text:p>
          </table:table-cell>
          <table:covered-table-cell/>
          <table:covered-table-cell/>
          <table:covered-table-cell/>
          <table:covered-table-cell/>
          <table:covered-table-cell/>
          <table:table-cell table:style-name="Table1.A2" table:number-columns-spanned="2" office:value-type="string">
            <text:p text:style-name="P8">Reg No.<draw:control text:anchor-type="as-char" draw:z-index="8" draw:style-name="gr1" draw:text-style-name="P14" svg:width="4.141cm" svg:height="0.451cm" draw:control="control9"/></text:p>
          </table:table-cell>
          <table:covered-table-cell/>
        </table:table-row>
        <table:table-row table:style-name="Table1.1">
          <table:table-cell table:style-name="Table1.A3" table:number-columns-spanned="3" office:value-type="string">
            <text:p text:style-name="P8">Qualification<draw:control text:anchor-type="as-char" draw:z-index="27" draw:style-name="gr1" draw:text-style-name="P14" svg:width="4.973cm" svg:height="0.451cm" draw:control="control28"/></text:p>
          </table:table-cell>
          <table:covered-table-cell/>
          <table:covered-table-cell/>
          <table:table-cell table:style-name="Table1.A3" table:number-columns-spanned="3" office:value-type="string">
            <text:p text:style-name="P8">Mobile<draw:control text:anchor-type="as-char" draw:z-index="26" draw:style-name="gr1" draw:text-style-name="P14" svg:width="5.576cm" svg:height="0.451cm" draw:control="control27"/></text:p>
          </table:table-cell>
          <table:covered-table-cell/>
          <table:covered-table-cell/>
          <table:table-cell table:style-name="Table1.A2" table:number-columns-spanned="2" office:value-type="string">
            <text:p text:style-name="P8">Tel. Clinic<draw:control text:anchor-type="as-char" draw:z-index="9" draw:style-name="gr1" draw:text-style-name="P14" svg:width="4.017cm" svg:height="0.451cm" draw:control="control10"/></text:p>
          </table:table-cell>
          <table:covered-table-cell/>
        </table:table-row>
        <table:table-row table:style-name="Table1.1">
          <table:table-cell table:style-name="Table1.A3" table:number-columns-spanned="6" office:value-type="string">
            <text:p text:style-name="P8">Name of Hospital<draw:control text:anchor-type="as-char" draw:z-index="28" draw:style-name="gr1" draw:text-style-name="P14" svg:width="10.866cm" svg:height="0.451cm" draw:control="control29"/></text:p>
          </table:table-cell>
          <table:covered-table-cell/>
          <table:covered-table-cell/>
          <table:covered-table-cell/>
          <table:covered-table-cell/>
          <table:covered-table-cell/>
          <table:table-cell table:style-name="Table1.A2" table:number-columns-spanned="2" office:value-type="string">
            <text:p text:style-name="P8">Location<draw:control text:anchor-type="as-char" draw:z-index="10" draw:style-name="gr1" draw:text-style-name="P14" svg:width="4.077cm" svg:height="0.451cm" draw:control="control11"/></text:p>
          </table:table-cell>
          <table:covered-table-cell/>
        </table:table-row>
        <table:table-row table:style-name="Table1.1">
          <table:table-cell table:style-name="Table1.A3" table:number-columns-spanned="5" office:value-type="string">
            <text:p text:style-name="P8">Hospital registration no.<draw:control text:anchor-type="as-char" draw:z-index="29" draw:style-name="gr1" draw:text-style-name="P14" svg:width="7.501cm" svg:height="0.451cm" draw:control="control30"/></text:p>
          </table:table-cell>
          <table:covered-table-cell/>
          <table:covered-table-cell/>
          <table:covered-table-cell/>
          <table:covered-table-cell/>
          <table:table-cell table:style-name="Table1.A2" table:number-columns-spanned="3" office:value-type="string">
            <text:p text:style-name="P8">Tax approved Yes/No/Don't Know<draw:control text:anchor-type="as-char" draw:z-index="11" draw:style-name="gr1" draw:text-style-name="P14" svg:width="2.491cm" svg:height="0.451cm" draw:control="control12"/></text:p>
          </table:table-cell>
          <table:covered-table-cell/>
          <table:covered-table-cell/>
        </table:table-row>
        <table:table-row table:style-name="Table1.1">
          <table:table-cell table:style-name="Table1.A3" table:number-columns-spanned="5" office:value-type="string">
            <text:p text:style-name="P8">Hosp. Tel No.<draw:control text:anchor-type="as-char" draw:z-index="30" draw:style-name="gr1" draw:text-style-name="P14" svg:width="4.012cm" svg:height="0.451cm" draw:control="control31"/></text:p>
          </table:table-cell>
          <table:covered-table-cell/>
          <table:covered-table-cell/>
          <table:covered-table-cell/>
          <table:covered-table-cell/>
          <table:table-cell table:style-name="Table1.A2" table:number-columns-spanned="3" office:value-type="string">
            <text:p text:style-name="P8">Hosp. Fax No.<draw:control text:anchor-type="as-char" draw:z-index="12" draw:style-name="gr1" draw:text-style-name="P14" svg:width="3.865cm" svg:height="0.451cm" draw:control="control13"/></text:p>
          </table:table-cell>
          <table:covered-table-cell/>
          <table:covered-table-cell/>
        </table:table-row>
        <table:table-row table:style-name="Table1.1">
          <table:table-cell table:style-name="Table1.A2" table:number-columns-spanned="8" office:value-type="string">
            <text:p text:style-name="P10">Details of diagnosis</text:p>
          </table: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8">Detailed-diagnosis</text:p>
          </table:table-cell>
          <table:table-cell table:style-name="Table1.A3" table:number-columns-spanned="3" office:value-type="string">
            <text:p text:style-name="P8">1<text:span text:style-name="T2">°</text:span><text:span text:style-name="T2"><draw:control text:anchor-type="as-char" draw:z-index="15" draw:style-name="gr1" draw:text-style-name="P14" svg:width="6.121cm" svg:height="0.451cm" draw:control="control16"/></text:span></text:p>
          </table:table-cell>
          <table:covered-table-cell/>
          <table:covered-table-cell/>
          <table:table-cell table:style-name="Table1.A3" table:number-columns-spanned="2" office:value-type="string">
            <text:p text:style-name="P8">2<text:span text:style-name="T2">°</text:span><text:span text:style-name="T2"><draw:control text:anchor-type="as-char" draw:z-index="13" draw:style-name="gr1" draw:text-style-name="P14" svg:width="3.571cm" svg:height="0.451cm" draw:control="control14"/></text:span></text:p>
          </table:table-cell>
          <table:covered-table-cell/>
          <table:table-cell table:style-name="Table1.A2" table:number-columns-spanned="2" office:value-type="string">
            <text:p text:style-name="P8">3<text:span text:style-name="T2">°</text:span><text:span text:style-name="T2"><draw:control text:anchor-type="as-char" draw:z-index="14" draw:style-name="gr1" draw:text-style-name="P14" svg:width="4.797cm" svg:height="0.451cm" draw:control="control15"/></text:span></text:p>
          </table:table-cell>
          <table:covered-table-cell/>
        </table:table-row>
        <table:table-row table:style-name="Table1.1">
          <table:table-cell table:style-name="Table1.A2" table:number-columns-spanned="8" office:value-type="string">
            <text:p text:style-name="P8">Symptoms on admission<draw:control text:anchor-type="as-char" draw:z-index="21" draw:style-name="gr1" draw:text-style-name="P14" svg:width="15.525cm" svg:height="0.451cm" draw:control="control22"/></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8">Date of first onset of symptoms<draw:control text:anchor-type="as-char" draw:z-index="20" draw:style-name="gr1" draw:text-style-name="P14" svg:width="4.917cm" svg:height="0.451cm" draw:control="control21"/></text:p>
          </table:table-cell>
          <table:covered-table-cell/>
          <table:covered-table-cell/>
          <table:covered-table-cell/>
          <table:table-cell table:style-name="Table1.A2" table:number-columns-spanned="4" office:value-type="string">
            <text:p text:style-name="P8">Date of first diagnosis<draw:control text:anchor-type="as-char" draw:z-index="23" draw:style-name="gr1" draw:text-style-name="P14" svg:width="5.148cm" svg:height="0.451cm" draw:control="control24"/></text:p>
          </table:table-cell>
          <table:covered-table-cell/>
          <table:covered-table-cell/>
          <table:covered-table-cell/>
        </table:table-row>
        <table:table-row table:style-name="Table1.16">
          <table:table-cell table:style-name="Table1.A3" office:value-type="string">
            <text:p text:style-name="P8">For maternity only</text:p>
          </table:table-cell>
          <table:table-cell table:style-name="Table1.A3" table:number-columns-spanned="3" office:value-type="string">
            <text:p text:style-name="P8">LMP<draw:control text:anchor-type="as-char" draw:z-index="19" draw:style-name="gr1" draw:text-style-name="P14" svg:width="5.876cm" svg:height="0.451cm" draw:control="control20"/></text:p>
          </table:table-cell>
          <table:covered-table-cell/>
          <table:covered-table-cell/>
          <table:table-cell table:style-name="Table1.A2" table:number-columns-spanned="4" office:value-type="string">
            <text:p text:style-name="P8">EDD<draw:control text:anchor-type="as-char" draw:z-index="22" draw:style-name="gr1" draw:text-style-name="P14" svg:width="7.767cm" svg:height="0.451cm" draw:control="control23"/></text:p>
          </table:table-cell>
          <table:covered-table-cell/>
          <table:covered-table-cell/>
          <table:covered-table-cell/>
        </table:table-row>
        <table:table-row table:style-name="Table1.1">
          <table:table-cell table:style-name="Table1.A2" table:number-columns-spanned="8" office:value-type="string">
            <text:p text:style-name="P10">Treatment proposed(please write Yes where applicable)</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8">Date of addmission<draw:control text:anchor-type="as-char" draw:z-index="24" draw:style-name="gr1" draw:text-style-name="P14" svg:width="6.155cm" svg:height="0.451cm" draw:control="control25"/></text:p>
          </table:table-cell>
          <table:covered-table-cell/>
          <table:covered-table-cell/>
          <table:covered-table-cell/>
          <table:table-cell table:style-name="Table1.A2" table:number-columns-spanned="4" office:value-type="string">
            <text:p text:style-name="P8">Expected length of stay<draw:control text:anchor-type="as-char" draw:z-index="0" draw:style-name="gr1" draw:text-style-name="P14" svg:width="1.761cm" svg:height="0.451cm" draw:control="control1"/>Less than 24 hrs. (Yes/No)<draw:control text:anchor-type="as-char" draw:z-index="1" draw:style-name="gr1" draw:text-style-name="P14" svg:width="0.93cm" svg:height="0.451cm" draw:control="control2"/></text:p>
          </table:table-cell>
          <table:covered-table-cell/>
          <table:covered-table-cell/>
          <table:covered-table-cell/>
        </table:table-row>
        <table:table-row table:style-name="Table1.1">
          <table:table-cell table:style-name="Table1.A3" office:value-type="string">
            <text:p text:style-name="P8"/>
          </table:table-cell>
          <table:table-cell table:style-name="Table1.A3" office:value-type="string">
            <text:p text:style-name="P8">Inject(Yes/No)</text:p>
          </table:table-cell>
          <table:table-cell table:style-name="Table1.A3" office:value-type="string">
            <text:p text:style-name="P8">Oral(Yes/No)</text:p>
          </table:table-cell>
          <table:table-cell table:style-name="Table1.A3" office:value-type="string">
            <text:p text:style-name="P8"/>
          </table:table-cell>
          <table:table-cell table:style-name="Table1.A3" office:value-type="string">
            <text:p text:style-name="P8">Inject(Yes/No)</text:p>
          </table:table-cell>
          <table:table-cell table:style-name="Table1.A3" office:value-type="string">
            <text:p text:style-name="P8">Oral(yes/No)</text:p>
          </table:table-cell>
          <table:table-cell table:style-name="Table1.A3" office:value-type="string">
            <text:p text:style-name="P8"/>
          </table:table-cell>
          <table:table-cell table:style-name="Table1.A2" office:value-type="string">
            <text:p text:style-name="P8"/>
          </table:table-cell>
        </table:table-row>
        <table:table-row table:style-name="Table1.1">
          <table:table-cell table:style-name="Table1.A3" office:value-type="string">
            <text:p text:style-name="P8">Antibiotics</text:p>
          </table:table-cell>
          <table:table-cell table:style-name="Table1.A3" office:value-type="string">
            <text:p text:style-name="P8"><draw:control text:anchor-type="as-char" draw:z-index="32" draw:style-name="gr1" draw:text-style-name="P14" svg:width="1.982cm" svg:height="0.451cm" draw:control="control33"/></text:p>
          </table:table-cell>
          <table:table-cell table:style-name="Table1.A3" office:value-type="string">
            <text:p text:style-name="P7"><draw:control text:anchor-type="as-char" draw:z-index="41" draw:style-name="gr1" draw:text-style-name="P14" svg:width="1.832cm" svg:height="0.451cm" draw:control="control42"/></text:p>
          </table:table-cell>
          <table:table-cell table:style-name="Table1.A3" office:value-type="string">
            <text:p text:style-name="P8">Steriods</text:p>
          </table:table-cell>
          <table:table-cell table:style-name="Table1.A3" office:value-type="string">
            <text:p text:style-name="P7"><draw:control text:anchor-type="as-char" draw:z-index="42" draw:style-name="gr1" draw:text-style-name="P14" svg:width="1.989cm" svg:height="0.451cm" draw:control="control43"/></text:p>
          </table:table-cell>
          <table:table-cell table:style-name="Table1.A3" office:value-type="string">
            <text:p text:style-name="P7"><draw:control text:anchor-type="as-char" draw:z-index="80" draw:style-name="gr1" draw:text-style-name="P14" svg:width="1.858cm" svg:height="0.451cm" draw:control="control81"/></text:p>
          </table:table-cell>
          <table:table-cell table:style-name="Table1.A3" office:value-type="string">
            <text:p text:style-name="P8">IV transfusions</text:p>
          </table:table-cell>
          <table:table-cell table:style-name="Table1.A2" office:value-type="string">
            <text:p text:style-name="P7"><draw:control text:anchor-type="as-char" draw:z-index="49" draw:style-name="gr1" draw:text-style-name="P14" svg:width="2.229cm" svg:height="0.451cm" draw:control="control50"/></text:p>
          </table:table-cell>
        </table:table-row>
        <table:table-row table:style-name="Table1.1">
          <table:table-cell table:style-name="Table1.A3" office:value-type="string">
            <text:p text:style-name="P8">Anti-inflam. Drugs</text:p>
          </table:table-cell>
          <table:table-cell table:style-name="Table1.A3" office:value-type="string">
            <text:p text:style-name="P7"><draw:control text:anchor-type="as-char" draw:z-index="33" draw:style-name="gr1" draw:text-style-name="P14" svg:width="2.017cm" svg:height="0.451cm" draw:control="control34"/></text:p>
          </table:table-cell>
          <table:table-cell table:style-name="Table1.A3" office:value-type="string">
            <text:p text:style-name="P7"><draw:control text:anchor-type="as-char" draw:z-index="40" draw:style-name="gr1" draw:text-style-name="P14" svg:width="1.823cm" svg:height="0.451cm" draw:control="control41"/></text:p>
          </table:table-cell>
          <table:table-cell table:style-name="Table1.A3" office:value-type="string">
            <text:p text:style-name="P8">Nutrients</text:p>
          </table:table-cell>
          <table:table-cell table:style-name="Table1.A3" office:value-type="string">
            <text:p text:style-name="P7"><draw:control text:anchor-type="as-char" draw:z-index="43" draw:style-name="gr1" draw:text-style-name="P14" svg:width="2.042cm" svg:height="0.451cm" draw:control="control44"/></text:p>
          </table:table-cell>
          <table:table-cell table:style-name="Table1.A3" office:value-type="string">
            <text:p text:style-name="P7"><draw:control text:anchor-type="as-char" draw:z-index="81" draw:style-name="gr1" draw:text-style-name="P14" svg:width="1.858cm" svg:height="0.451cm" draw:control="control82"/></text:p>
          </table:table-cell>
          <table:table-cell table:style-name="Table1.A3" office:value-type="string">
            <text:p text:style-name="P8">Chemotherapy</text:p>
          </table:table-cell>
          <table:table-cell table:style-name="Table1.A2" office:value-type="string">
            <text:p text:style-name="P7"><draw:control text:anchor-type="as-char" draw:z-index="50" draw:style-name="gr1" draw:text-style-name="P14" svg:width="2.234cm" svg:height="0.451cm" draw:control="control51"/></text:p>
          </table:table-cell>
        </table:table-row>
        <table:table-row table:style-name="Table1.1">
          <table:table-cell table:style-name="Table1.A3" office:value-type="string">
            <text:p text:style-name="P8">Neuro-musc. Drugs</text:p>
          </table:table-cell>
          <table:table-cell table:style-name="Table1.A3" office:value-type="string">
            <text:p text:style-name="P7"><draw:control text:anchor-type="as-char" draw:z-index="34" draw:style-name="gr1" draw:text-style-name="P14" svg:width="2.052cm" svg:height="0.451cm" draw:control="control35"/></text:p>
          </table:table-cell>
          <table:table-cell table:style-name="Table1.A3" office:value-type="string">
            <text:p text:style-name="P7"><draw:control text:anchor-type="as-char" draw:z-index="39" draw:style-name="gr1" draw:text-style-name="P14" svg:width="1.832cm" svg:height="0.451cm" draw:control="control40"/></text:p>
          </table:table-cell>
          <table:table-cell table:style-name="Table1.A3" office:value-type="string">
            <text:p text:style-name="P8">Sedatives</text:p>
          </table:table-cell>
          <table:table-cell table:style-name="Table1.A3" office:value-type="string">
            <text:p text:style-name="P7"><draw:control text:anchor-type="as-char" draw:z-index="44" draw:style-name="gr1" draw:text-style-name="P14" svg:width="2.024cm" svg:height="0.451cm" draw:control="control45"/></text:p>
          </table:table-cell>
          <table:table-cell table:style-name="Table1.A3" office:value-type="string">
            <text:p text:style-name="P7"><draw:control text:anchor-type="as-char" draw:z-index="82" draw:style-name="gr1" draw:text-style-name="P14" svg:width="1.86cm" svg:height="0.451cm" draw:control="control83"/></text:p>
          </table:table-cell>
          <table:table-cell table:style-name="Table1.A3" office:value-type="string">
            <text:p text:style-name="P8">Radiation</text:p>
          </table:table-cell>
          <table:table-cell table:style-name="Table1.A2" office:value-type="string">
            <text:p text:style-name="P7"><draw:control text:anchor-type="as-char" draw:z-index="51" draw:style-name="gr1" draw:text-style-name="P14" svg:width="2.229cm" svg:height="0.451cm" draw:control="control52"/></text:p>
          </table:table-cell>
        </table:table-row>
        <table:table-row table:style-name="Table1.1">
          <table:table-cell table:style-name="Table1.A3" office:value-type="string">
            <text:p text:style-name="P8">Cardiac drugs</text:p>
          </table:table-cell>
          <table:table-cell table:style-name="Table1.A3" office:value-type="string">
            <text:p text:style-name="P7"><draw:control text:anchor-type="as-char" draw:z-index="35" draw:style-name="gr1" draw:text-style-name="P14" svg:width="2.07cm" svg:height="0.451cm" draw:control="control36"/></text:p>
          </table:table-cell>
          <table:table-cell table:style-name="Table1.A3" office:value-type="string">
            <text:p text:style-name="P7"><draw:control text:anchor-type="as-char" draw:z-index="38" draw:style-name="gr1" draw:text-style-name="P14" svg:width="1.832cm" svg:height="0.451cm" draw:control="control39"/></text:p>
          </table:table-cell>
          <table:table-cell table:style-name="Table1.A3" office:value-type="string">
            <text:p text:style-name="P8">Diuretics</text:p>
          </table:table-cell>
          <table:table-cell table:style-name="Table1.A3" office:value-type="string">
            <text:p text:style-name="P7"><draw:control text:anchor-type="as-char" draw:z-index="45" draw:style-name="gr1" draw:text-style-name="P14" svg:width="2.042cm" svg:height="0.451cm" draw:control="control46"/></text:p>
          </table:table-cell>
          <table:table-cell table:style-name="Table1.A3" office:value-type="string">
            <text:p text:style-name="P7"><draw:control text:anchor-type="as-char" draw:z-index="83" draw:style-name="gr1" draw:text-style-name="P14" svg:width="1.86cm" svg:height="0.451cm" draw:control="control84"/></text:p>
          </table:table-cell>
          <table:table-cell table:style-name="Table1.A3" office:value-type="string">
            <text:p text:style-name="P8">Blood &amp; comp.</text:p>
          </table:table-cell>
          <table:table-cell table:style-name="Table1.A2" office:value-type="string">
            <text:p text:style-name="P7"><draw:control text:anchor-type="as-char" draw:z-index="52" draw:style-name="gr1" draw:text-style-name="P14" svg:width="2.229cm" svg:height="0.451cm" draw:control="control53"/></text:p>
          </table:table-cell>
        </table:table-row>
        <table:table-row table:style-name="Table1.1">
          <table:table-cell table:style-name="Table1.A3" office:value-type="string">
            <text:p text:style-name="P8">Respiratory drugs</text:p>
          </table:table-cell>
          <table:table-cell table:style-name="Table1.A3" office:value-type="string">
            <text:p text:style-name="P7"><draw:control text:anchor-type="as-char" draw:z-index="36" draw:style-name="gr1" draw:text-style-name="P14" svg:width="2.052cm" svg:height="0.451cm" draw:control="control37"/></text:p>
          </table:table-cell>
          <table:table-cell table:style-name="Table1.A3" office:value-type="string">
            <text:p text:style-name="P7"><draw:control text:anchor-type="as-char" draw:z-index="37" draw:style-name="gr1" draw:text-style-name="P14" svg:width="1.832cm" svg:height="0.451cm" draw:control="control38"/></text:p>
          </table:table-cell>
          <table:table-cell table:style-name="Table1.A3" office:value-type="string">
            <text:p text:style-name="P8">GI drugs</text:p>
          </table:table-cell>
          <table:table-cell table:style-name="Table1.A3" office:value-type="string">
            <text:p text:style-name="P7"><draw:control text:anchor-type="as-char" draw:z-index="46" draw:style-name="gr1" draw:text-style-name="P14" svg:width="2.006cm" svg:height="0.451cm" draw:control="control47"/></text:p>
          </table:table-cell>
          <table:table-cell table:style-name="Table1.A3" office:value-type="string">
            <text:p text:style-name="P7"><draw:control text:anchor-type="as-char" draw:z-index="84" draw:style-name="gr1" draw:text-style-name="P14" svg:width="1.858cm" svg:height="0.451cm" draw:control="control85"/></text:p>
          </table:table-cell>
          <table:table-cell table:style-name="Table1.A3" office:value-type="string">
            <text:p text:style-name="P8">Continuous traction</text:p>
          </table:table-cell>
          <table:table-cell table:style-name="Table1.A2" office:value-type="string">
            <text:p text:style-name="P7"><draw:control text:anchor-type="as-char" draw:z-index="53" draw:style-name="gr1" draw:text-style-name="P14" svg:width="2.211cm" svg:height="0.451cm" draw:control="control54"/></text:p>
          </table:table-cell>
        </table:table-row>
        <table:table-row table:style-name="Table1.1">
          <table:table-cell table:style-name="Table1.A3" table:number-columns-spanned="3" office:value-type="string">
            <text:p text:style-name="P9">Other*(please specify)</text:p>
          </table:table-cell>
          <table:covered-table-cell/>
          <table:covered-table-cell/>
          <table:table-cell table:style-name="Table1.A3" office:value-type="string">
            <text:p text:style-name="P8">*<draw:control text:anchor-type="as-char" draw:z-index="47" draw:style-name="gr1" draw:text-style-name="P14" svg:width="2.273cm" svg:height="0.451cm" draw:control="control48"/></text:p>
          </table:table-cell>
          <table:table-cell table:style-name="Table1.A3" office:value-type="string">
            <text:p text:style-name="P7"><draw:control text:anchor-type="as-char" draw:z-index="55" draw:style-name="gr1" draw:text-style-name="P14" svg:width="2.006cm" svg:height="0.451cm" draw:control="control56"/></text:p>
          </table:table-cell>
          <table:table-cell table:style-name="Table1.A3" office:value-type="string">
            <text:p text:style-name="P7"><draw:control text:anchor-type="as-char" draw:z-index="85" draw:style-name="gr1" draw:text-style-name="P14" svg:width="1.858cm" svg:height="0.451cm" draw:control="control86"/></text:p>
          </table:table-cell>
          <table:table-cell table:style-name="Table1.A3" office:value-type="string">
            <text:p text:style-name="P8">*<draw:control text:anchor-type="as-char" draw:z-index="48" draw:style-name="gr1" draw:text-style-name="P14" svg:width="2.634cm" svg:height="0.451cm" draw:control="control49"/></text:p>
          </table:table-cell>
          <table:table-cell table:style-name="Table1.A2" office:value-type="string">
            <text:p text:style-name="P7"><draw:control text:anchor-type="as-char" draw:z-index="54" draw:style-name="gr1" draw:text-style-name="P14" svg:width="2.426cm" svg:height="0.451cm" draw:control="control55"/></text:p>
          </table:table-cell>
        </table:table-row>
        <table:table-row table:style-name="Table1.1">
          <table:table-cell table:style-name="Table1.A2" table:number-columns-spanned="8" office:value-type="string">
            <text:p text:style-name="P8"><text:span text:style-name="T3">Procedures</text:span> (describe)<draw:control text:anchor-type="as-char" draw:z-index="57" draw:style-name="gr1" draw:text-style-name="P14" svg:width="15.784cm" svg:height="0.451cm" draw:control="control58"/></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1">Surgical treatment(describe)<draw:control text:anchor-type="as-char" draw:z-index="58" draw:style-name="gr1" draw:text-style-name="P14" svg:width="14.615cm" svg:height="0.451cm" draw:control="control59"/></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1">Anesthesia<draw:control text:anchor-type="as-char" draw:z-index="59" draw:style-name="gr1" draw:text-style-name="P14" svg:width="17.312cm" svg:height="0.451cm" draw:control="control60"/></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9"><text:span text:style-name="T3">Past History</text:span>(Please specify duration)</text:p>
          </table: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8"/>
          </table:table-cell>
          <table:table-cell table:style-name="Table1.A3" table:number-columns-spanned="2" office:value-type="string">
            <text:p text:style-name="P9">Since</text:p>
          </table:table-cell>
          <table:covered-table-cell/>
          <table:table-cell table:style-name="Table1.A3" table:number-columns-spanned="4" office:value-type="string">
            <text:p text:style-name="P9">(Please provide details for below if applicable)</text:p>
          </table:table-cell>
          <table:covered-table-cell/>
          <table:covered-table-cell/>
          <table:covered-table-cell/>
          <table:table-cell table:style-name="Table1.A2" office:value-type="string">
            <text:p text:style-name="P9">Since</text:p>
          </table:table-cell>
        </table:table-row>
        <table:table-row table:style-name="Table1.1">
          <table:table-cell table:style-name="Table1.A3" office:value-type="string">
            <text:p text:style-name="P8">Hypertension</text:p>
          </table:table-cell>
          <table:table-cell table:style-name="Table1.A3" table:number-columns-spanned="2" office:value-type="string">
            <text:p text:style-name="P7"><draw:control text:anchor-type="as-char" draw:z-index="60" draw:style-name="gr1" draw:text-style-name="P14" svg:width="3.975cm" svg:height="0.451cm" draw:control="control61"/></text:p>
          </table:table-cell>
          <table:covered-table-cell/>
          <table:table-cell table:style-name="Table1.A3" table:number-columns-spanned="2" office:value-type="string">
            <text:p text:style-name="P8">History of surgery</text:p>
          </table:table-cell>
          <table:covered-table-cell/>
          <table:table-cell table:style-name="Table1.A3" table:number-columns-spanned="2" office:value-type="string">
            <text:p text:style-name="P7"><draw:control text:anchor-type="as-char" draw:z-index="63" draw:style-name="gr1" draw:text-style-name="P14" svg:width="4.592cm" svg:height="0.451cm" draw:control="control64"/></text:p>
          </table:table-cell>
          <table:covered-table-cell/>
          <table:table-cell table:style-name="Table1.A2" office:value-type="string">
            <text:p text:style-name="P7"><draw:control text:anchor-type="as-char" draw:z-index="66" draw:style-name="gr1" draw:text-style-name="P14" svg:width="2.426cm" svg:height="0.451cm" draw:control="control67"/></text:p>
          </table:table-cell>
        </table:table-row>
        <table:table-row table:style-name="Table1.1">
          <table:table-cell table:style-name="Table1.A3" office:value-type="string">
            <text:p text:style-name="P8">Dyslipidaemia</text:p>
          </table:table-cell>
          <table:table-cell table:style-name="Table1.A3" table:number-columns-spanned="2" office:value-type="string">
            <text:p text:style-name="P7"><draw:control text:anchor-type="as-char" draw:z-index="61" draw:style-name="gr1" draw:text-style-name="P14" svg:width="4.001cm" svg:height="0.451cm" draw:control="control62"/></text:p>
          </table:table-cell>
          <table:covered-table-cell/>
          <table:table-cell table:style-name="Table1.A3" table:number-columns-spanned="2" office:value-type="string">
            <text:p text:style-name="P8">History of similar complaints</text:p>
          </table:table-cell>
          <table:covered-table-cell/>
          <table:table-cell table:style-name="Table1.A3" table:number-columns-spanned="2" office:value-type="string">
            <text:p text:style-name="P7"><draw:control text:anchor-type="as-char" draw:z-index="64" draw:style-name="gr1" draw:text-style-name="P14" svg:width="4.592cm" svg:height="0.451cm" draw:control="control65"/></text:p>
          </table:table-cell>
          <table:covered-table-cell/>
          <table:table-cell table:style-name="Table1.A2" office:value-type="string">
            <text:p text:style-name="P7"><draw:control text:anchor-type="as-char" draw:z-index="67" draw:style-name="gr1" draw:text-style-name="P14" svg:width="2.426cm" svg:height="0.451cm" draw:control="control68"/></text:p>
          </table:table-cell>
        </table:table-row>
        <table:table-row table:style-name="Table1.1">
          <table:table-cell table:style-name="Table1.A3" office:value-type="string">
            <text:p text:style-name="P8">Diabetes</text:p>
          </table:table-cell>
          <table:table-cell table:style-name="Table1.A3" table:number-columns-spanned="2" office:value-type="string">
            <text:p text:style-name="P7"><draw:control text:anchor-type="as-char" draw:z-index="62" draw:style-name="gr1" draw:text-style-name="P14" svg:width="4.001cm" svg:height="0.451cm" draw:control="control63"/></text:p>
          </table:table-cell>
          <table:covered-table-cell/>
          <table:table-cell table:style-name="Table1.A3" table:number-columns-spanned="2" office:value-type="string">
            <text:p text:style-name="P8">History of related ailments</text:p>
          </table:table-cell>
          <table:covered-table-cell/>
          <table:table-cell table:style-name="Table1.A3" table:number-columns-spanned="2" office:value-type="string">
            <text:p text:style-name="P7"><draw:control text:anchor-type="as-char" draw:z-index="65" draw:style-name="gr1" draw:text-style-name="P14" svg:width="4.735cm" svg:height="0.451cm" draw:control="control66"/></text:p>
          </table:table-cell>
          <table:covered-table-cell/>
          <table:table-cell table:style-name="Table1.A2" office:value-type="string">
            <text:p text:style-name="P7"><draw:control text:anchor-type="as-char" draw:z-index="68" draw:style-name="gr1" draw:text-style-name="P14" svg:width="2.421cm" svg:height="0.451cm" draw:control="control69"/></text:p>
          </table:table-cell>
        </table:table-row>
        <table:table-row table:style-name="Table1.1">
          <table:table-cell table:style-name="Table1.A2" table:number-columns-spanned="8" office:value-type="string">
            <text:p text:style-name="P10">Estimate of expenses</text:p>
          </table: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8">Room rent/day</text:p>
          </table:table-cell>
          <table:table-cell table:style-name="Table1.A3" table:number-columns-spanned="2" office:value-type="string">
            <text:p text:style-name="P8">Rs.<draw:control text:anchor-type="as-char" draw:z-index="74" draw:style-name="gr1" draw:text-style-name="P14" svg:width="3.56cm" svg:height="0.451cm" draw:control="control75"/></text:p>
          </table:table-cell>
          <table:covered-table-cell/>
          <table:table-cell table:style-name="Table1.A3" office:value-type="string">
            <text:p text:style-name="P8">Pharmacy</text:p>
          </table:table-cell>
          <table:table-cell table:style-name="Table1.A3" table:number-columns-spanned="2" office:value-type="string">
            <text:p text:style-name="P8">Rs.<draw:control text:anchor-type="as-char" draw:z-index="75" draw:style-name="gr1" draw:text-style-name="P14" svg:width="3.604cm" svg:height="0.451cm" draw:control="control76"/></text:p>
          </table:table-cell>
          <table:covered-table-cell/>
          <table:table-cell table:style-name="Table1.A3" office:value-type="string">
            <text:p text:style-name="P8">Surgeon charge</text:p>
          </table:table-cell>
          <table:table-cell table:style-name="Table1.A2" office:value-type="string">
            <text:p text:style-name="P8">Rs.<draw:control text:anchor-type="as-char" draw:z-index="69" draw:style-name="gr1" draw:text-style-name="P14" svg:width="2.024cm" svg:height="0.451cm" draw:control="control70"/></text:p>
          </table:table-cell>
        </table:table-row>
        <table:table-row table:style-name="Table1.1">
          <table:table-cell table:style-name="Table1.A3" office:value-type="string">
            <text:p text:style-name="P8">Investigations</text:p>
          </table:table-cell>
          <table:table-cell table:style-name="Table1.A3" table:number-columns-spanned="2" office:value-type="string">
            <text:p text:style-name="P8">Rs.<draw:control text:anchor-type="as-char" draw:z-index="73" draw:style-name="gr1" draw:text-style-name="P14" svg:width="3.604cm" svg:height="0.451cm" draw:control="control74"/></text:p>
          </table:table-cell>
          <table:covered-table-cell/>
          <table:table-cell table:style-name="Table1.A3" office:value-type="string">
            <text:p text:style-name="P8">Physician charge</text:p>
          </table:table-cell>
          <table:table-cell table:style-name="Table1.A3" table:number-columns-spanned="2" office:value-type="string">
            <text:p text:style-name="P8">Rs.<draw:control text:anchor-type="as-char" draw:z-index="76" draw:style-name="gr1" draw:text-style-name="P14" svg:width="3.603cm" svg:height="0.451cm" draw:control="control77"/></text:p>
          </table:table-cell>
          <table:covered-table-cell/>
          <table:table-cell table:style-name="Table1.A3" office:value-type="string">
            <text:p text:style-name="P8">Anesthetist charge</text:p>
          </table:table-cell>
          <table:table-cell table:style-name="Table1.A2" office:value-type="string">
            <text:p text:style-name="P8">Rs.<draw:control text:anchor-type="as-char" draw:z-index="70" draw:style-name="gr1" draw:text-style-name="P14" svg:width="2.029cm" svg:height="0.451cm" draw:control="control71"/></text:p>
          </table:table-cell>
        </table:table-row>
        <table:table-row table:style-name="Table1.1">
          <table:table-cell table:style-name="Table1.A3" office:value-type="string">
            <text:p text:style-name="P8">Consumables</text:p>
          </table:table-cell>
          <table:table-cell table:style-name="Table1.A3" table:number-columns-spanned="2" office:value-type="string">
            <text:p text:style-name="P8">Rs.<draw:control text:anchor-type="as-char" draw:z-index="72" draw:style-name="gr1" draw:text-style-name="P14" svg:width="3.604cm" svg:height="0.451cm" draw:control="control73"/></text:p>
          </table:table-cell>
          <table:covered-table-cell/>
          <table:table-cell table:style-name="Table1.A3" office:value-type="string">
            <text:p text:style-name="P8">Other</text:p>
          </table:table-cell>
          <table:table-cell table:style-name="Table1.A3" table:number-columns-spanned="2" office:value-type="string">
            <text:p text:style-name="P8">Rs.<draw:control text:anchor-type="as-char" draw:z-index="77" draw:style-name="gr1" draw:text-style-name="P14" svg:width="3.585cm" svg:height="0.451cm" draw:control="control78"/></text:p>
          </table:table-cell>
          <table:covered-table-cell/>
          <table:table-cell table:style-name="Table1.A3" office:value-type="string">
            <text:p text:style-name="P10">TOTAL</text:p>
          </table:table-cell>
          <table:table-cell table:style-name="Table1.A2" office:value-type="string">
            <text:p text:style-name="P8">Rs.<draw:control text:anchor-type="as-char" draw:z-index="71" draw:style-name="gr1" draw:text-style-name="P14" svg:width="2.029cm" svg:height="0.451cm" draw:control="control72"/></text:p>
          </table:table-cell>
        </table:table-row>
      </table:table>
      <text:p text:style-name="P6">DECLARATION</text:p>
      <text:list text:style-name="L1">
        <text:list-item>
          <text:p text:style-name="P12">I hereby declare that the information provided in the form is true to the best of my knowledge, and authorize UnitedHealthcare India to seek further information from the treating doctor/hospital if needed.</text:p>
        </text:list-item>
        <text:list-item>
          <text:p text:style-name="P12">I am aware that the liability of UnitedHealthCare for treatment is limited to facilitating credit and refusal of credit does not amount to rejection of claim.</text:p>
        </text:list-item>
        <text:list-item>
          <text:p text:style-name="P12">I undertake that if cashless facility is availed, all original documents including the discharge summary and investigation reports shall be handed to hospital at the time of discharge along with the signed claim form. I am aware that without these documents the claim cannot be processes and liable for the same.</text:p>
        </text:list-item>
        <text:list-item>
          <text:p text:style-name="P12">I am aware of my health insurance cover and if the hospital expenses exceed the amount,I shall be liable to pay the remainder of the amount at the time of discharge.</text:p>
        </text:list-item>
        <text:list-item>
          <text:p text:style-name="P12">I undertake to pay all non-medical expenses incurred inthe hospital at the time of discharge.</text:p>
        </text:list-item>
        <text:list-item>
          <text:p text:style-name="P12">If the hospitalization comes under any of the policy exclusions &amp; is not reimbursed by the insurance company, I undertake to pay the amount to United healthcare India who have kindly extended the hospital credit facility.</text:p>
        </text:list-item>
      </text:list>
      <text:p text:style-name="P4"><text:span text:style-name="T4"><text:s text:c="8"/>Date <text:s text:c="2"/></text:span><text:span text:style-name="T4"><draw:control text:anchor-type="as-char" draw:z-index="4" draw:style-name="gr1" draw:text-style-name="P14" svg:width="4.208cm" svg:height="0.53cm" draw:control="control5"/></text:span><text:span text:style-name="T4"> <text:s text:c="25"/>Employee Signature <text:s/></text:span><text:span text:style-name="T4"><draw:control text:anchor-type="as-char" draw:z-index="86" draw:style-name="gr1" draw:text-style-name="P14" svg:width="5.416cm" svg:height="0.451cm" draw:control="control87"/></text:span></text:p>
      <text:list text:style-name="L2">
        <text:list-item>
          <text:p text:style-name="P13">As treating physician,I hereby declare that the medical information declared in the form is accurate to the best of my knowledge.</text:p>
        </text:list-item>
      </text:list>
      <text:p text:style-name="P5"><draw:control text:anchor-type="paragraph" draw:z-index="87" draw:style-name="gr2" draw:text-style-name="P15" svg:width="4.269cm" svg:height="0.512cm" svg:x="7.056cm" svg:y="0.573cm" draw:control="control88"/> <text:s text:c="7"/>Date <text:s text:c="3"/><draw:control text:anchor-type="as-char" draw:z-index="3" draw:style-name="gr1" draw:text-style-name="P14" svg:width="4.261cm" svg:height="0.556cm" draw:control="control4"/> <text:s text:c="3"/>Hospital stamp <text:s text:c="6"/>Treating Physician Signature <text:s/><draw:control text:anchor-type="as-char" draw:z-index="2" draw:style-name="gr1" draw:text-style-name="P14" svg:width="3.544cm" svg:height="0.477cm" draw:control="control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Vemana2000" svg:font-family="Vemana2000"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99cm" fo:margin-bottom="0.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insta</meta:initial-creator>
    <meta:creation-date>2009-02-12T16:17:22</meta:creation-date>
    <dc:creator>insta</dc:creator>
    <dc:date>2009-07-08T16:20:32</dc:date>
    <meta:editing-cycles>36</meta:editing-cycles>
    <meta:editing-duration>PT4H19M2S</meta:editing-duration>
    <meta:user-defined meta:name="Info 1"/>
    <meta:user-defined meta:name="Info 2"/>
    <meta:user-defined meta:name="Info 3"/>
    <meta:user-defined meta:name="Info 4"/>
    <meta:document-statistic meta:table-count="1" meta:image-count="0" meta:object-count="0" meta:page-count="1" meta:paragraph-count="140" meta:word-count="470" meta:character-count="3031"/>
  </office:meta>
</office:document-meta>
</file>